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CHACA SUCASACA, MARILU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ACHACA SUCASACA, MARILU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201028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ESTOFANERO HALLASI, JAIME ORLAND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192506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168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68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0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8T16:14:3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